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22.31mm" svg:y="197.89mm">
            <draw:object draw:notify-on-update-of-ranges="Sheet1.B32:Sheet1.B43 Sheet1.D32:Sheet1.D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84.09mm" svg:y="198.61mm">
            <draw:object draw:notify-on-update-of-ranges="Sheet1.B32:Sheet1.B43 Sheet1.C32:Sheet1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rocesses</text:p>
          </table:table-cell>
          <table:table-cell table:number-columns-repeated="7"/>
          <table:table-cell table:style-name="ce1" office:value-type="string" calcext:value-type="string">
            <text:p>Threads</text:p>
          </table:table-cell>
        </table:table-row>
        <table:table-row table:style-name="ro1">
          <table:table-cell/>
          <table:table-cell office:value-type="string" calcext:value-type="string">
            <text:p>1 proc: fork= <text:s/>123 (mics) wait= <text:s text:c="2"/>18 (mics) sum= <text:s/>141 (mics)</text:p>
          </table:table-cell>
          <table:table-cell table:number-columns-repeated="7"/>
          <table:table-cell office:value-type="string" calcext:value-type="string">
            <text:p>1 proc: thread create= <text:s text:c="2"/>78 (mics) wait= <text:s text:c="2"/>54 (mics) sum= <text:s/>131 (mics)</text:p>
          </table:table-cell>
        </table:table-row>
        <table:table-row table:style-name="ro1">
          <table:table-cell/>
          <table:table-cell office:value-type="string" calcext:value-type="string">
            <text:p>per proc: fork= <text:s/>123 (mics) wait= <text:s text:c="2"/>18 (mics) sum= <text:s/>141 (mics)</text:p>
          </table:table-cell>
          <table:table-cell table:number-columns-repeated="7"/>
          <table:table-cell office:value-type="string" calcext:value-type="string">
            <text:p>per proc: thread create= <text:s text:c="2"/>78 (mics) wait= <text:s text:c="2"/>54 (mics) sum= <text:s/>131 (mics)</text:p>
          </table:table-cell>
        </table:table-row>
        <table:table-row table:style-name="ro1">
          <table:table-cell/>
          <table:table-cell office:value-type="string" calcext:value-type="string">
            <text:p>bash-4.1$ 2 proc: fork=16685 (mics) wait= <text:s text:c="3"/>3 (mics) sum=16688 (mics)</text:p>
          </table:table-cell>
          <table:table-cell table:number-columns-repeated="7"/>
          <table:table-cell office:value-type="string" calcext:value-type="string">
            <text:p>2 proc: thread create= <text:s text:c="2"/>53 (mics) wait= <text:s text:c="2"/>14 (mics) sum= <text:s text:c="2"/>67 (mics)</text:p>
          </table:table-cell>
        </table:table-row>
        <table:table-row table:style-name="ro1">
          <table:table-cell/>
          <table:table-cell office:value-type="string" calcext:value-type="string">
            <text:p>per proc: fork= 8342 (mics) wait= <text:s text:c="3"/>2 (mics) sum= 8344 (mics)</text:p>
          </table:table-cell>
          <table:table-cell table:number-columns-repeated="7"/>
          <table:table-cell office:value-type="string" calcext:value-type="string">
            <text:p>per proc: thread create= <text:s text:c="2"/>26 (mics) wait= <text:s text:c="3"/>7 (mics) sum= <text:s text:c="2"/>33 (mics)</text:p>
          </table:table-cell>
        </table:table-row>
        <table:table-row table:style-name="ro1">
          <table:table-cell/>
          <table:table-cell office:value-type="string" calcext:value-type="string">
            <text:p>4 proc: fork=21996 (mics) wait= <text:s text:c="3"/>3 (mics) sum=21999 (mics)</text:p>
          </table:table-cell>
          <table:table-cell table:number-columns-repeated="7"/>
          <table:table-cell office:value-type="string" calcext:value-type="string">
            <text:p>4 proc: thread create= <text:s text:c="2"/>97 (mics) wait= <text:s text:c="2"/>27 (mics) sum= <text:s/>124 (mics)</text:p>
          </table:table-cell>
        </table:table-row>
        <table:table-row table:style-name="ro1">
          <table:table-cell/>
          <table:table-cell office:value-type="string" calcext:value-type="string">
            <text:p>per proc: fork= 5499 (mics) wait= <text:s text:c="3"/>1 (mics) sum= 5500 (mics)</text:p>
          </table:table-cell>
          <table:table-cell table:number-columns-repeated="7"/>
          <table:table-cell office:value-type="string" calcext:value-type="string">
            <text:p>per proc: thread create= <text:s text:c="2"/>24 (mics) wait= <text:s text:c="3"/>7 (mics) sum= <text:s text:c="2"/>31 (mics)</text:p>
          </table:table-cell>
        </table:table-row>
        <table:table-row table:style-name="ro1">
          <table:table-cell/>
          <table:table-cell office:value-type="string" calcext:value-type="string">
            <text:p>8 proc: fork=115915 (mics) wait= <text:s text:c="3"/>3 (mics) sum=115918 (mics)</text:p>
          </table:table-cell>
          <table:table-cell table:number-columns-repeated="7"/>
          <table:table-cell office:value-type="string" calcext:value-type="string">
            <text:p>8 proc: thread create= <text:s/>188 (mics) wait= <text:s text:c="2"/>56 (mics) sum= <text:s/>244 (mics)</text:p>
          </table:table-cell>
        </table:table-row>
        <table:table-row table:style-name="ro1">
          <table:table-cell/>
          <table:table-cell office:value-type="string" calcext:value-type="string">
            <text:p>per proc: fork=14489 (mics) wait= <text:s text:c="3"/>0 (mics) sum=14490 (mics)</text:p>
          </table:table-cell>
          <table:table-cell table:number-columns-repeated="7"/>
          <table:table-cell office:value-type="string" calcext:value-type="string">
            <text:p>per proc: thread create= <text:s text:c="2"/>23 (mics) wait= <text:s text:c="3"/>7 (mics) sum= <text:s text:c="2"/>30 (mics)</text:p>
          </table:table-cell>
        </table:table-row>
        <table:table-row table:style-name="ro1">
          <table:table-cell/>
          <table:table-cell office:value-type="string" calcext:value-type="string">
            <text:p>16 proc: fork= 3270 (mics) wait= <text:s text:c="3"/>4 (mics) sum= 3274 (mics)</text:p>
          </table:table-cell>
          <table:table-cell table:number-columns-repeated="7"/>
          <table:table-cell office:value-type="string" calcext:value-type="string">
            <text:p>16 proc: thread create= <text:s/>399 (mics) wait= <text:s/>103 (mics) sum= <text:s/>502 (mics)</text:p>
          </table:table-cell>
        </table:table-row>
        <table:table-row table:style-name="ro1">
          <table:table-cell/>
          <table:table-cell office:value-type="string" calcext:value-type="string">
            <text:p>per proc: fork= <text:s/>204 (mics) wait= <text:s text:c="3"/>0 (mics) sum= <text:s/>205 (mics)</text:p>
          </table:table-cell>
          <table:table-cell table:number-columns-repeated="7"/>
          <table:table-cell office:value-type="string" calcext:value-type="string">
            <text:p>per proc: thread create= <text:s text:c="2"/>25 (mics) wait= <text:s text:c="3"/>6 (mics) sum= <text:s text:c="2"/>31 (mics)</text:p>
          </table:table-cell>
        </table:table-row>
        <table:table-row table:style-name="ro1">
          <table:table-cell/>
          <table:table-cell office:value-type="string" calcext:value-type="string">
            <text:p>32 proc: fork= 8941 (mics) wait= <text:s text:c="3"/>9 (mics) sum= 8950 (mics)</text:p>
          </table:table-cell>
          <table:table-cell table:number-columns-repeated="7"/>
          <table:table-cell office:value-type="string" calcext:value-type="string">
            <text:p>32 proc: thread create= <text:s/>970 (mics) wait= <text:s/>201 (mics) sum= 1171 (mics)</text:p>
          </table:table-cell>
        </table:table-row>
        <table:table-row table:style-name="ro1">
          <table:table-cell/>
          <table:table-cell office:value-type="string" calcext:value-type="string">
            <text:p>per proc: fork= <text:s/>279 (mics) wait= <text:s text:c="3"/>0 (mics) sum= <text:s/>280 (mics)</text:p>
          </table:table-cell>
          <table:table-cell table:number-columns-repeated="7"/>
          <table:table-cell office:value-type="string" calcext:value-type="string">
            <text:p>per proc: thread create= <text:s text:c="2"/>30 (mics) wait= <text:s text:c="3"/>6 (mics) sum= <text:s text:c="2"/>37 (mics)</text:p>
          </table:table-cell>
        </table:table-row>
        <table:table-row table:style-name="ro1">
          <table:table-cell/>
          <table:table-cell office:value-type="string" calcext:value-type="string">
            <text:p>64 proc: fork=29417 (mics) wait= <text:s text:c="2"/>12 (mics) sum=29429 (mics)</text:p>
          </table:table-cell>
          <table:table-cell table:number-columns-repeated="7"/>
          <table:table-cell office:value-type="string" calcext:value-type="string">
            <text:p>64 proc: thread create= 2058 (mics) wait= <text:s/>392 (mics) sum= 2450 (mics)</text:p>
          </table:table-cell>
        </table:table-row>
        <table:table-row table:style-name="ro1">
          <table:table-cell/>
          <table:table-cell office:value-type="string" calcext:value-type="string">
            <text:p>per proc: fork= <text:s/>460 (mics) wait= <text:s text:c="3"/>0 (mics) sum= <text:s/>460 (mics)</text:p>
          </table:table-cell>
          <table:table-cell table:number-columns-repeated="7"/>
          <table:table-cell office:value-type="string" calcext:value-type="string">
            <text:p>per proc: thread create= <text:s text:c="2"/>32 (mics) wait= <text:s text:c="3"/>6 (mics) sum= <text:s text:c="2"/>38 (mics)</text:p>
          </table:table-cell>
        </table:table-row>
        <table:table-row table:style-name="ro1">
          <table:table-cell/>
          <table:table-cell office:value-type="string" calcext:value-type="string">
            <text:p>128 proc: fork=111035 (mics) wait= <text:s text:c="2"/>24 (mics) sum=111059 (mics)</text:p>
          </table:table-cell>
          <table:table-cell table:number-columns-repeated="7"/>
          <table:table-cell office:value-type="string" calcext:value-type="string">
            <text:p>128 proc: thread create= 3891 (mics) wait= <text:s/>794 (mics) sum= 4685 (mics)</text:p>
          </table:table-cell>
        </table:table-row>
        <table:table-row table:style-name="ro1">
          <table:table-cell/>
          <table:table-cell office:value-type="string" calcext:value-type="string">
            <text:p>per proc: fork= <text:s/>867 (mics) wait= <text:s text:c="3"/>0 (mics) sum= <text:s/>868 (mics)</text:p>
          </table:table-cell>
          <table:table-cell table:number-columns-repeated="7"/>
          <table:table-cell office:value-type="string" calcext:value-type="string">
            <text:p>per proc: thread create= <text:s text:c="2"/>30 (mics) wait= <text:s text:c="3"/>6 (mics) sum= <text:s text:c="2"/>37 (mics)</text:p>
          </table:table-cell>
        </table:table-row>
        <table:table-row table:style-name="ro1">
          <table:table-cell/>
          <table:table-cell office:value-type="string" calcext:value-type="string">
            <text:p>256 proc: fork=1854439 (mics) wait= <text:s text:c="2"/>38 (mics) sum=1854477 (mics)</text:p>
          </table:table-cell>
          <table:table-cell table:number-columns-repeated="7"/>
          <table:table-cell office:value-type="string" calcext:value-type="string">
            <text:p>256 proc: thread create= 8398 (mics) wait= 5573 (mics) sum=13971 (mics)</text:p>
          </table:table-cell>
        </table:table-row>
        <table:table-row table:style-name="ro1">
          <table:table-cell/>
          <table:table-cell office:value-type="string" calcext:value-type="string">
            <text:p>per proc: fork= 7244 (mics) wait= <text:s text:c="3"/>0 (mics) sum= 7244 (mics)</text:p>
          </table:table-cell>
          <table:table-cell table:number-columns-repeated="7"/>
          <table:table-cell office:value-type="string" calcext:value-type="string">
            <text:p>per proc: thread create= <text:s text:c="2"/>33 (mics) wait= <text:s text:c="2"/>22 (mics) sum= <text:s text:c="2"/>55 (mics)</text:p>
          </table:table-cell>
        </table:table-row>
        <table:table-row table:style-name="ro1">
          <table:table-cell/>
          <table:table-cell office:value-type="string" calcext:value-type="string">
            <text:p>512 proc: fork=4101828 (mics) wait= <text:s text:c="2"/>85 (mics) sum=4101914 (mics)</text:p>
          </table:table-cell>
          <table:table-cell table:number-columns-repeated="7"/>
          <table:table-cell office:value-type="string" calcext:value-type="string">
            <text:p>512 proc: thread create=18375 (mics) wait= 3554 (mics) sum=21929 (mics)</text:p>
          </table:table-cell>
        </table:table-row>
        <table:table-row table:style-name="ro1">
          <table:table-cell/>
          <table:table-cell office:value-type="string" calcext:value-type="string">
            <text:p>per proc: fork= 8011 (mics) wait= <text:s text:c="3"/>0 (mics) sum= 8012 (mics)</text:p>
          </table:table-cell>
          <table:table-cell table:number-columns-repeated="7"/>
          <table:table-cell office:value-type="string" calcext:value-type="string">
            <text:p>per proc: thread create= <text:s text:c="2"/>36 (mics) wait= <text:s text:c="3"/>7 (mics) sum= <text:s text:c="2"/>43 (mics)</text:p>
          </table:table-cell>
        </table:table-row>
        <table:table-row table:style-name="ro1">
          <table:table-cell/>
          <table:table-cell office:value-type="string" calcext:value-type="string">
            <text:p>1024 proc: fork=15085815 (mics) wait= <text:s/>144 (mics) sum=15085959 (mics)</text:p>
          </table:table-cell>
          <table:table-cell table:number-columns-repeated="7"/>
          <table:table-cell office:value-type="string" calcext:value-type="string">
            <text:p>1024 proc: thread create=28882 (mics) wait= 6343 (mics) sum=35225 (mics)</text:p>
          </table:table-cell>
        </table:table-row>
        <table:table-row table:style-name="ro1">
          <table:table-cell/>
          <table:table-cell office:value-type="string" calcext:value-type="string">
            <text:p>per proc: fork=14732 (mics) wait= <text:s text:c="3"/>0 (mics) sum=14732 (mics)</text:p>
          </table:table-cell>
          <table:table-cell table:number-columns-repeated="7"/>
          <table:table-cell office:value-type="string" calcext:value-type="string">
            <text:p>per proc: thread create= <text:s text:c="2"/>28 (mics) wait= <text:s text:c="3"/>6 (mics) sum= <text:s text:c="2"/>34 (mics)</text:p>
          </table:table-cell>
        </table:table-row>
        <table:table-row table:style-name="ro1">
          <table:table-cell/>
          <table:table-cell office:value-type="string" calcext:value-type="string">
            <text:p>10000 proc: fork=578706313 (mics) wait= 1742 (mics) sum=578708055 (mics)</text:p>
          </table:table-cell>
          <table:table-cell table:number-columns-repeated="7"/>
          <table:table-cell office:value-type="string" calcext:value-type="string">
            <text:p>10000 proc: thread create=289517 (mics) wait=69297 (mics) sum=358814 (mics)</text:p>
          </table:table-cell>
        </table:table-row>
        <table:table-row table:style-name="ro1">
          <table:table-cell/>
          <table:table-cell office:value-type="string" calcext:value-type="string">
            <text:p>per proc: fork=57871 (mics) wait= <text:s text:c="3"/>0 (mics) sum=57871 (mics)</text:p>
          </table:table-cell>
          <table:table-cell table:number-columns-repeated="7"/>
          <table:table-cell office:value-type="string" calcext:value-type="string">
            <text:p>per proc: thread create= <text:s text:c="2"/>29 (mics) wait= <text:s text:c="3"/>7 (mics) sum= <text:s text:c="2"/>36 (mics)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 per thread</text:p>
          </table:table-cell>
          <table:table-cell office:value-type="string" calcext:value-type="string">
            <text:p>t per pro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344" calcext:value-type="float">
            <text:p>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500" calcext:value-type="float">
            <text:p>55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490" calcext:value-type="float">
            <text:p>144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868" calcext:value-type="float">
            <text:p>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7244" calcext:value-type="float">
            <text:p>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3" calcext:value-type="float">
            <text:p>43</text:p>
          </table:table-cell>
          <table:table-cell office:value-type="float" office:value="8012" calcext:value-type="float">
            <text:p>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office:value-type="float" office:value="14732" calcext:value-type="float">
            <text:p>14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57871" calcext:value-type="float">
            <text:p>57871</text:p>
          </table:table-cell>
          <table:table-cell table:number-columns-repeated="6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 time taken to execute each process is not linear with the number of processes created.</text:p>
          </table:table-cell>
          <table:table-cell table:number-columns-repeated="6"/>
          <table:table-cell office:value-type="string" calcext:value-type="string">
            <text:p>Looking at the above graph, the time taken to execute a thread stays linear with the number of threads created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e decided to use<text:span text:style-name="T1"> threads</text:span> because we found that threads have a linear time to complete, which is unaffected by the number of threads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so, inter-process communication is harder and slower than inter-thread communication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4:22:32.263268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7:57:20.604710931</meta:creation-date>
    <meta:editing-duration>PT19M50S</meta:editing-duration>
    <meta:editing-cycles>5</meta:editing-cycles>
    <meta:generator>LibreOffice/4.4.0.3$Linux_X86_64 LibreOffice_project/de093506bcdc5fafd9023ee680b8c60e3e0645d7</meta:generator>
    <meta:initial-creator>Cameron Craig</meta:initial-creator>
    <dc:date>2015-02-25T14:26:45.456304424</dc:date>
    <dc:creator>Cameron Craig</dc:creator>
    <meta:document-statistic meta:table-count="1" meta:cell-count="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7.11cm" svg:y="0.316cm" chart:style-name="ch2">
          <text:p>Threads</text:p>
        </chart:title>
        <chart:plot-area chart:style-name="ch3" table:cell-range-address="Sheet1.B32:Sheet1.C43" chart:data-source-has-labels="column" svg:x="1.331cm" svg:y="1.275cm" svg:width="14.349cm" svg:height="6.564cm">
          <chartooo:coordinate-region svg:x="1.952cm" svg:y="1.474cm" svg:width="13.077cm" svg:height="5.718cm"/>
          <chart:axis chart:dimension="x" chart:name="primary-x" chart:style-name="ch4" chartooo:axis-type="auto">
            <chartooo:date-scale/>
            <chart:title svg:x="7.403cm" svg:y="8.019cm" chart:style-name="ch5">
              <text:p>No. Processes</text:p>
            </chart:title>
            <chart:categories table:cell-range-address="Sheet1.B32:Sheet1.B43"/>
          </chart:axis>
          <chart:axis chart:dimension="y" chart:name="primary-y" chart:style-name="ch4">
            <chart:title svg:x="0.451cm" svg:y="5.845cm" chart:style-name="ch6">
              <text:p>Time per process</text:p>
            </chart:title>
            <chart:grid chart:style-name="ch7" chart:class="major"/>
          </chart:axis>
          <chart:series chart:style-name="ch8" chart:values-cell-range-address="Sheet1.C32:Sheet1.C43" chart:class="chart:area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2:Sheet1.B43</svg:desc>
                </draw:g>
              </table:table-cell>
              <table:table-cell office:value-type="float" office:value="131">
                <text:p>131</text:p>
                <draw:g>
                  <svg:desc>Sheet1.C32:Sheet1.C4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area" chart:style-name="ch1">
        <chart:title svg:x="6.857cm" svg:y="0.316cm" chart:style-name="ch2">
          <text:p>Processes</text:p>
        </chart:title>
        <chart:plot-area chart:style-name="ch3" table:cell-range-address="Sheet1.B32:Sheet1.B43 Sheet1.D32:Sheet1.D43" chart:data-source-has-labels="column" svg:x="1.33cm" svg:y="1.275cm" svg:width="14.349cm" svg:height="6.57cm">
          <chartooo:coordinate-region svg:x="2.507cm" svg:y="1.474cm" svg:width="12.707cm" svg:height="5.724cm"/>
          <chart:axis chart:dimension="x" chart:name="primary-x" chart:style-name="ch4" chartooo:axis-type="auto">
            <chartooo:date-scale/>
            <chart:title svg:x="7.402cm" svg:y="8.025cm" chart:style-name="ch5">
              <text:p>No. Processes</text:p>
            </chart:title>
            <chart:categories table:cell-range-address="Sheet1.B32:Sheet1.B43"/>
          </chart:axis>
          <chart:axis chart:dimension="y" chart:name="primary-y" chart:style-name="ch4">
            <chart:title svg:x="0.451cm" svg:y="5.848cm" chart:style-name="ch6">
              <text:p>Time per process</text:p>
            </chart:title>
            <chart:grid chart:style-name="ch7" chart:class="major"/>
          </chart:axis>
          <chart:series chart:style-name="ch8" chart:values-cell-range-address="Sheet1.D32:Sheet1.D43" chart:class="chart:area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2:Sheet1.B43</svg:desc>
                </draw:g>
              </table:table-cell>
              <table:table-cell office:value-type="float" office:value="141">
                <text:p>141</text:p>
                <draw:g>
                  <svg:desc>Sheet1.D32:Sheet1.D4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490">
                <text:p>144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732">
                <text:p>147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7871">
                <text:p>57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